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15EF40380D4CE55467.png" manifest:media-type="image/png"/>
  <manifest:file-entry manifest:full-path="Pictures/10000000000001980000026405A76262D80A0569.png" manifest:media-type="image/png"/>
  <manifest:file-entry manifest:full-path="Pictures/1000000000000134000000A3E989A59017C99401.png" manifest:media-type="image/png"/>
  <manifest:file-entry manifest:full-path="Pictures/1000000000000114000000B77C358B4DF9742D62.png" manifest:media-type="image/png"/>
  <manifest:file-entry manifest:full-path="Pictures/1000000000000103000000C2342BC8BDCF326019.png" manifest:media-type="image/png"/>
  <manifest:file-entry manifest:full-path="Pictures/1000000000000113000000B794046EC6CED2D4BB.png" manifest:media-type="image/png"/>
  <manifest:file-entry manifest:full-path="Pictures/100000000000012C000000A894ADA6E28EE3D117.png" manifest:media-type="image/png"/>
  <manifest:file-entry manifest:full-path="Pictures/100000000000012C000000A85FE2BDE9DF84EEE5.png" manifest:media-type="image/png"/>
  <manifest:file-entry manifest:full-path="Pictures/10000000000001410000009D63761651AEEE05FB.png" manifest:media-type="image/png"/>
  <manifest:file-entry manifest:full-path="Pictures/100000000000010D000000BC906BFF0BFF09B346.png" manifest:media-type="image/png"/>
  <manifest:file-entry manifest:full-path="Pictures/100000000000012C000000A81AF0222C73E9846F.png" manifest:media-type="image/png"/>
  <manifest:file-entry manifest:full-path="Pictures/10000000000001580000009265E9A75A7AEDF4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2.7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7.094cm" presentation:class="title" presentation:user-transformed="true">
          <draw:text-box>
            <text:p>Story of a girl Aarti</text:p>
          </draw:text-box>
        </draw:frame>
        <draw:frame presentation:style-name="pr2" draw:layer="layout" svg:width="18cm" svg:height="2.78cm" svg:x="9.4cm" svg:y="17.6cm" presentation:class="outline" presentation:user-transformed="true">
          <draw:text-box>
            <text:list text:style-name="L2">
              <text:list-header>
                <text:p>Presented By TANUJA SHARMA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24.8cm" svg:height="16.6cm" svg:x="1.6cm" svg:y="2cm">
          <draw:image xlink:href="Pictures/100000000000032000000215EF40380D4CE55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4.8cm" svg:height="17.819cm" svg:x="6.6cm" svg:y="1.4cm">
          <draw:image xlink:href="Pictures/10000000000001980000026405A76262D80A0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2.2cm" svg:height="16.8cm" svg:x="2.8cm" svg:y="2cm">
          <draw:image xlink:href="Pictures/1000000000000103000000C2342BC8BDCF3260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4cm" svg:height="17.4cm" svg:x="1.6cm" svg:y="1.6cm">
          <draw:image xlink:href="Pictures/1000000000000113000000B794046EC6CED2D4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2.8cm" svg:height="16.6cm" svg:x="2.6cm" svg:y="1.929cm">
          <draw:image xlink:href="Pictures/100000000000012C000000A85FE2BDE9DF84EE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21.4cm" svg:height="17cm" svg:x="3.6cm" svg:y="2cm">
          <draw:image xlink:href="Pictures/1000000000000114000000B77C358B4DF9742D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22.2cm" svg:height="15cm" svg:x="3cm" svg:y="2.2cm">
          <draw:image xlink:href="Pictures/1000000000000134000000A3E989A59017C994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" draw:layer="layout" svg:width="21.8cm" svg:height="17.2cm" svg:x="3.4cm" svg:y="1.4cm">
          <draw:image xlink:href="Pictures/100000000000012C000000A894ADA6E28EE3D1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1.6cm" svg:height="15.2cm" svg:x="3.4cm" svg:y="2.8cm">
          <draw:image xlink:href="Pictures/10000000000001410000009D63761651AEEE05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" draw:layer="layout" svg:width="21.2cm" svg:height="14.4cm" svg:x="3.6cm" svg:y="3cm">
          <draw:image xlink:href="Pictures/100000000000010D000000BC906BFF0BFF09B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" draw:layer="layout" svg:width="20.6cm" svg:height="15cm" svg:x="4cm" svg:y="2.4cm">
          <draw:image xlink:href="Pictures/100000000000012C000000A81AF0222C73E984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" draw:layer="layout" svg:width="20.2cm" svg:height="12.4cm" svg:x="3.8cm" svg:y="4cm">
          <draw:image xlink:href="Pictures/10000000000001580000009265E9A75A7AEDF4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IN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7T09:51:43.53</meta:creation-date>
    <meta:editing-duration>PT2H38M40S</meta:editing-duration>
    <meta:editing-cycles>5</meta:editing-cycles>
    <dc:date>2023-03-17T15:42:24.744000000</dc:date>
    <meta:generator>LibreOffice/7.4.1.2$Windows_X86_64 LibreOffice_project/3c58a8f3a960df8bc8fd77b461821e42c061c5f0</meta:generator>
    <meta:document-statistic meta:object-count="61"/>
  </office:meta>
</office:document-meta>
</file>